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ВыполняемыйКод" style:family="table">
      <style:table-properties style:width="17cm" table:align="margins" fo:keep-with-next="always"/>
    </style:style>
    <style:style style:name="ВыполняемыйКод.A" style:family="table-column">
      <style:table-column-properties style:column-width="5.689cm" style:rel-column-width="21928*"/>
    </style:style>
    <style:style style:name="ВыполняемыйКод.B" style:family="table-column">
      <style:table-column-properties style:column-width="2.812cm" style:rel-column-width="10838*"/>
    </style:style>
    <style:style style:name="ВыполняемыйКод.D" style:family="table-column">
      <style:table-column-properties style:column-width="2.877cm" style:rel-column-width="11090*"/>
    </style:style>
    <style:style style:name="ВыполняемыйКод.E" style:family="table-column">
      <style:table-column-properties style:column-width="2.812cm" style:rel-column-width="10841*"/>
    </style:style>
    <style:style style:name="ВыполняемыйКод.A1" style:family="table-cell">
      <style:table-cell-properties fo:padding="0.097cm" fo:border-left="0.05pt solid #000000" fo:border-right="none" fo:border-top="0.05pt solid #000000" fo:border-bottom="0.05pt solid #000000"/>
    </style:style>
    <style:style style:name="ВыполняемыйКод.E1" style:family="table-cell">
      <style:table-cell-properties fo:padding="0.097cm" fo:border="0.05pt solid #000000"/>
    </style:style>
    <style:style style:name="ВыполняемыйКод.A2" style:family="table-cell">
      <style:table-cell-properties fo:padding="0.097cm" fo:border-left="0.05pt solid #000000" fo:border-right="none" fo:border-top="none" fo:border-bottom="0.05pt solid #000000"/>
    </style:style>
    <style:style style:name="ВыполняемыйКод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 fo:keep-with-next="always"/>
    </style:style>
    <style:style style:name="Таблица1.A" style:family="table-column">
      <style:table-column-properties style:column-width="3.209cm" style:rel-column-width="12368*"/>
    </style:style>
    <style:style style:name="Таблица1.B" style:family="table-column">
      <style:table-column-properties style:column-width="2.457cm" style:rel-column-width="9471*"/>
    </style:style>
    <style:style style:name="Таблица1.C" style:family="table-column">
      <style:table-column-properties style:column-width="2.833cm" style:rel-column-width="10920*"/>
    </style:style>
    <style:style style:name="Таблица1.D" style:family="table-column">
      <style:table-column-properties style:column-width="2.835cm" style:rel-column-width="10927*"/>
    </style:style>
    <style:style style:name="Таблица1.F" style:family="table-column">
      <style:table-column-properties style:column-width="2.835cm" style:rel-column-width="1092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85f090" officeooo:paragraph-rsid="0085f090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85f090" officeooo:paragraph-rsid="0085f090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9be1c3" officeooo:paragraph-rsid="009be1c3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1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5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6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85f090" officeooo:paragraph-rsid="0085f090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19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4" style:family="paragraph" style:parent-style-name="Table_20_Contents">
      <style:text-properties fo:font-size="14pt" fo:language="ru" fo:country="RU" style:font-size-asian="12.25pt" style:font-size-complex="14pt"/>
    </style:style>
    <style:style style:name="P25" style:family="paragraph" style:parent-style-name="Table_20_Contents">
      <style:text-properties fo:font-size="14pt" fo:language="ru" fo:country="RU" officeooo:rsid="0088bf16" officeooo:paragraph-rsid="0088bf16" style:font-size-asian="12.25pt" style:font-size-complex="14pt"/>
    </style:style>
    <style:style style:name="P26" style:family="paragraph" style:parent-style-name="Table_20_Contents">
      <style:text-properties fo:font-size="14pt" fo:language="ru" fo:country="RU" officeooo:rsid="008a1844" officeooo:paragraph-rsid="008a1844" style:font-size-asian="12.25pt" style:font-size-complex="14pt"/>
    </style:style>
    <style:style style:name="P27" style:family="paragraph" style:parent-style-name="Table_20_Contents">
      <style:text-properties fo:font-size="14pt" fo:language="ru" fo:country="RU" officeooo:rsid="008d5736" officeooo:paragraph-rsid="008d5736" style:font-size-asian="12.25pt" style:font-size-complex="14pt"/>
    </style:style>
    <style:style style:name="P28" style:family="paragraph" style:parent-style-name="Table_20_Contents">
      <style:text-properties fo:font-size="14pt" fo:language="ru" fo:country="RU" officeooo:rsid="008d5736" officeooo:paragraph-rsid="00918b60" style:font-size-asian="12.25pt" style:font-size-complex="14pt"/>
    </style:style>
    <style:style style:name="P29" style:family="paragraph" style:parent-style-name="Table_20_Contents">
      <style:text-properties fo:font-size="14pt" fo:language="ru" fo:country="RU" officeooo:rsid="008eec64" officeooo:paragraph-rsid="008eec64" style:font-size-asian="12.25pt" style:font-size-complex="14pt"/>
    </style:style>
    <style:style style:name="P30" style:family="paragraph" style:parent-style-name="Table_20_Contents">
      <style:text-properties fo:font-size="14pt" fo:language="ru" fo:country="RU" officeooo:rsid="0090a33c" officeooo:paragraph-rsid="0090a33c" style:font-size-asian="12.25pt" style:font-size-complex="14pt"/>
    </style:style>
    <style:style style:name="P31" style:family="paragraph" style:parent-style-name="Table_20_Contents">
      <style:text-properties officeooo:paragraph-rsid="008d5736"/>
    </style:style>
    <style:style style:name="P32" style:family="paragraph" style:parent-style-name="Table">
      <style:text-properties fo:language="ru" fo:country="RU"/>
    </style:style>
    <style:style style:name="P33" style:family="paragraph" style:parent-style-name="Table">
      <style:text-properties officeooo:paragraph-rsid="009219a4"/>
    </style:style>
    <style:style style:name="P34" style:family="paragraph" style:parent-style-name="Text_20_body">
      <style:text-properties style:font-name="Liberation Serif" fo:font-size="14pt" officeooo:paragraph-rsid="0085f090" style:font-size-asian="14pt" style:font-size-complex="14pt"/>
    </style:style>
    <style:style style:name="P35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36" style:family="paragraph" style:parent-style-name="Text_20_body">
      <style:text-properties style:font-name="Liberation Serif" fo:font-size="14pt" fo:language="ru" fo:country="RU" officeooo:rsid="0085f090" officeooo:paragraph-rsid="0085f090" style:font-size-asian="14pt" style:font-size-complex="14pt"/>
    </style:style>
    <style:style style:name="P37" style:family="paragraph" style:parent-style-name="Text_20_body">
      <style:text-properties style:font-name="Liberation Serif" fo:font-size="14pt" fo:language="ru" fo:country="RU" officeooo:rsid="005f6a50" officeooo:paragraph-rsid="005e1fe7" style:font-size-asian="14pt" style:font-size-complex="14pt"/>
    </style:style>
    <style:style style:name="P38" style:family="paragraph" style:parent-style-name="Text_20_body">
      <style:text-properties fo:font-size="14pt" officeooo:rsid="0088bf16" officeooo:paragraph-rsid="0088bf16" style:font-size-asian="14pt" style:font-size-complex="14pt"/>
    </style:style>
    <style:style style:name="P39" style:family="paragraph" style:parent-style-name="Text_20_body">
      <style:text-properties fo:font-size="14pt" fo:language="ru" fo:country="RU" officeooo:rsid="0088bf16" officeooo:paragraph-rsid="0088bf16" style:font-size-asian="12.25pt" style:font-size-complex="14pt"/>
    </style:style>
    <style:style style:name="P40" style:family="paragraph" style:parent-style-name="Text_20_body">
      <style:text-properties fo:font-size="14pt" officeooo:paragraph-rsid="005e1fe7" style:font-size-asian="12.25pt" style:font-size-complex="14pt"/>
    </style:style>
    <style:style style:name="P41" style:family="paragraph" style:parent-style-name="Text_20_body">
      <style:text-properties fo:language="ru" fo:country="RU" officeooo:rsid="0088bf16" officeooo:paragraph-rsid="0088bf16"/>
    </style:style>
    <style:style style:name="P42" style:family="paragraph" style:parent-style-name="Text_20_body">
      <style:text-properties fo:language="ru" fo:country="RU" officeooo:rsid="005e1fe7" officeooo:paragraph-rsid="005e1fe7"/>
    </style:style>
    <style:style style:name="P43" style:family="paragraph" style:parent-style-name="Text_20_body">
      <style:paragraph-properties fo:break-before="page"/>
      <style:text-properties fo:language="ru" fo:country="RU" officeooo:rsid="005e1fe7" officeooo:paragraph-rsid="005e1fe7"/>
    </style:style>
    <style:style style:name="P44" style:family="paragraph" style:parent-style-name="Text_20_body" style:master-page-name="">
      <style:paragraph-properties style:page-number="auto" fo:break-before="auto" fo:break-after="auto"/>
      <style:text-properties fo:language="ru" fo:country="RU" officeooo:rsid="005e1fe7" officeooo:paragraph-rsid="005e1fe7"/>
    </style:style>
    <style:style style:name="P45" style:family="paragraph" style:parent-style-name="Heading_20_1">
      <style:text-properties fo:font-size="14pt" fo:language="ru" fo:country="RU" style:font-size-asian="14pt" style:font-size-complex="14pt"/>
    </style:style>
    <style:style style:name="P46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47" style:family="paragraph" style:parent-style-name="Heading_20_1">
      <style:text-properties fo:language="ru" fo:country="RU"/>
    </style:style>
    <style:style style:name="P48" style:family="paragraph" style:parent-style-name="Heading_20_1">
      <style:paragraph-properties fo:break-before="page"/>
      <style:text-properties fo:language="ru" fo:country="RU" officeooo:rsid="005e1fe7" officeooo:paragraph-rsid="005e1fe7"/>
    </style:style>
    <style:style style:name="P49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fo:font-size="14pt" officeooo:rsid="00312da8" style:font-size-asian="14pt" style:font-size-complex="14pt"/>
    </style:style>
    <style:style style:name="T6" style:family="text">
      <style:text-properties fo:font-size="14pt" officeooo:rsid="0032de9c" style:font-size-asian="14pt" style:font-size-complex="14pt"/>
    </style:style>
    <style:style style:name="T7" style:family="text">
      <style:text-properties fo:font-size="14pt" officeooo:rsid="005d8686" style:font-size-asian="14pt" style:font-size-complex="14pt"/>
    </style:style>
    <style:style style:name="T8" style:family="text">
      <style:text-properties fo:font-size="14pt" fo:language="ru" fo:country="RU" officeooo:rsid="008d5736" style:font-size-asian="12.25pt" style:font-size-complex="14pt"/>
    </style:style>
    <style:style style:name="T9" style:family="text">
      <style:text-properties fo:font-size="14pt" fo:language="ru" fo:country="RU" fo:font-style="normal" officeooo:rsid="009219a4" style:font-size-asian="12.25pt" style:font-style-asian="normal" style:font-size-complex="14pt" style:font-style-complex="normal"/>
    </style:style>
    <style:style style:name="T10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1" style:family="text">
      <style:text-properties fo:font-size="14pt" fo:language="ru" fo:country="RU" fo:font-style="normal" officeooo:rsid="009219a4" style:font-size-asian="14pt" style:font-style-asian="normal" style:font-size-complex="14pt" style:font-style-complex="normal"/>
    </style:style>
    <style:style style:name="T12" style:family="text">
      <style:text-properties fo:font-size="14pt" fo:language="ru" fo:country="RU" fo:font-style="normal" officeooo:rsid="00927b03" style:font-size-asian="14pt" style:font-style-asian="normal" style:font-size-complex="14pt" style:font-style-complex="normal"/>
    </style:style>
    <style:style style:name="T13" style:family="text">
      <style:text-properties fo:font-size="14pt" fo:language="ru" fo:country="RU" fo:font-style="normal" officeooo:rsid="0093b53a" style:font-size-asian="14pt" style:font-style-asian="normal" style:font-size-complex="14pt" style:font-style-complex="normal"/>
    </style:style>
    <style:style style:name="T14" style:family="text">
      <style:text-properties officeooo:rsid="00057296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5e1fe7"/>
    </style:style>
    <style:style style:name="T17" style:family="text">
      <style:text-properties fo:language="ru" fo:country="RU" officeooo:rsid="0085f090"/>
    </style:style>
    <style:style style:name="T18" style:family="text">
      <style:text-properties fo:language="ru" fo:country="RU" officeooo:rsid="0088bf16"/>
    </style:style>
    <style:style style:name="T19" style:family="text">
      <style:text-properties fo:language="ru" fo:country="RU" officeooo:rsid="009219a4"/>
    </style:style>
    <style:style style:name="T20" style:family="text">
      <style:text-properties officeooo:rsid="008eec64"/>
    </style:style>
    <style:style style:name="T21" style:family="text">
      <style:text-properties officeooo:rsid="0090a33c"/>
    </style:style>
    <style:style style:name="T22" style:family="text">
      <style:text-properties officeooo:rsid="009219a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12">Федеральное государственное автономное</text:p>
      <text:p text:style-name="P12">образовательное учреждение</text:p>
      <text:p text:style-name="P12">высшего профессионального образования</text:p>
      <text:p text:style-name="P12">«СИБИРСКИЙ ФЕДЕРАЛЬНЫЙ УНИВЕРСИТЕТ»</text:p>
      <text:p text:style-name="P9"/>
      <text:p text:style-name="P13">Институт космических и информационных технологий</text:p>
      <text:p text:style-name="P10"/>
      <text:p text:style-name="P14">Кафедра вычислительной техники</text:p>
      <text:p text:style-name="P10"/>
      <text:p text:style-name="P21"/>
      <text:p text:style-name="P12"/>
      <text:p text:style-name="P12"/>
      <text:p text:style-name="P12"/>
      <text:p text:style-name="P12"/>
      <text:p text:style-name="P12"/>
      <text:p text:style-name="P21"/>
      <text:p text:style-name="P20"><text:tab/><text:tab/><text:tab/><text:tab/></text:p>
      <text:p text:style-name="P22">ОТЧЕТ ПО ЛАБОРАТОРНОЙ РАБОТЕ <text:span text:style-name="T14">№2</text:span></text:p>
      <text:p text:style-name="P22"/>
      <text:p text:style-name="P17">Порождение и замещение процессов</text:p>
      <text:p text:style-name="P18"/>
      <text:p text:style-name="P18"/>
      <text:p text:style-name="P19"/>
      <text:p text:style-name="P19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2"><text:span text:style-name="T1"><text:s text:c="2"/>Преподаватель</text:span><text:span text:style-name="T2"> <text:s text:c="42"/>_________ <text:s text:c="18"/><text:tab/> <text:s text:c="2"/></text:span><text:span text:style-name="T7">Шаров</text:span><text:span text:style-name="T6"> </text:span><text:span text:style-name="T7">В</text:span><text:span text:style-name="T6">.В.</text:span></text:p>
      <text:p text:style-name="P11"><text:span text:style-name="T2"><text:s text:c="70"/></text:span>подпись, дата <text:s text:c="16"/></text:p>
      <text:p text:style-name="P11"/>
      <text:p text:style-name="P2"><text:span text:style-name="T2"><text:s text:c="2"/>Студент <text:s text:c="32"/></text:span></text:p>
      <text:p text:style-name="P11"><text:s text:c="18"/></text:p>
      <text:p text:style-name="P11"/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23"><text:span text:style-name="T2">Красноярск 20</text:span><text:span text:style-name="T3">1</text:span><text:span text:style-name="T7">7</text:span></text:p>
      <text:h text:style-name="P45" text:outline-level="1"><text:soft-page-break/>Задание</text:h>
      <text:p text:style-name="P6"/>
      <text:p text:style-name="P4">1. Написать отчет по приведенной в варианте программе: составить схему</text:p>
      <text:p text:style-name="P4">процессов, указать программный код, выполняемый каждым процессом, указать действия выполняемые процессами. Сколько процессов создается во время работы программы? Все ли процессы завершаются?</text:p>
      <text:p text:style-name="P4">2. Составить программу на языке С – перед пользователем появляется</text:p>
      <text:p text:style-name="P4">меню:</text:p>
      <text:p text:style-name="P5">1 — Выполнить <text:s/>введенную команду</text:p>
      <text:p text:style-name="P4">2 — Запустить <text:s/>на исполнение файл со сценарием (см. вариант в работе 1)</text:p>
      <text:p text:style-name="P4">3 — Выполнить <text:s/>действие, указанное в варианте</text:p>
      <text:p text:style-name="P4">4 — Выход </text:p>
      <text:p text:style-name="P4">Для выполнения пунктов 1-3 использовать порождение дочернего процесса.</text:p>
      <text:p text:style-name="P4">Для третьего пункта предполагается реализация посредством команд shell, сформированных в строки аргументов функций execlp или system, но если число команд shell велико тогда можно создать командный файл и запустить его с помощью execlp или system.</text:p>
      <text:p text:style-name="P3"/>
      <text:h text:style-name="P46" text:outline-level="1">Цель работы </text:h>
      <text:p text:style-name="P35"><text:tab/></text:p>
      <text:p text:style-name="P34"><text:span text:style-name="T15"><text:tab/></text:span><text:span text:style-name="T17">Изучение понятия процесса, функций порождения и замещения процессов.</text:span></text:p>
      <text:p text:style-name="P36"><text:tab/>Получение опыта создания многопроцессных программ.</text:p>
      <text:p text:style-name="P7"/>
      <text:p text:style-name="P7"/>
      <text:p text:style-name="P6"/>
      <text:h text:style-name="P48" text:outline-level="1">Теоретическая часть</text:h>
      <text:p text:style-name="P41"/>
      <text:p text:style-name="P38"><text:span text:style-name="T15"><text:tab/></text:span><text:span text:style-name="T19">С</text:span><text:span text:style-name="T15">хема процессов:</text:span></text:p>
      <text:p text:style-name="P37"><draw:line text:anchor-type="paragraph" draw:z-index="0" draw:style-name="gr1" draw:text-style-name="P50" svg:x1="1.199cm" svg:y1="-0.187cm" svg:x2="1.199cm" svg:y2="3.154cm"><text:p/></draw:line><draw:line text:anchor-type="paragraph" draw:z-index="1" draw:style-name="gr2" draw:text-style-name="P50" svg:x1="1.199cm" svg:y1="0.222cm" svg:x2="2.522cm" svg:y2="0.222cm"><text:p/></draw:line><draw:line text:anchor-type="paragraph" draw:z-index="2" draw:style-name="gr1" draw:text-style-name="P50" svg:x1="2.523cm" svg:y1="0.222cm" svg:x2="2.489cm" svg:y2="3.252cm"><text:p/></draw:line><draw:line text:anchor-type="paragraph" draw:z-index="6" draw:style-name="gr1" draw:text-style-name="P50" svg:x1="6.525cm" svg:y1="0.52cm" svg:x2="6.525cm" svg:y2="3.483cm"><text:p/></draw:line><draw:line text:anchor-type="paragraph" draw:z-index="3" draw:style-name="gr2" draw:text-style-name="P50" svg:x1="2.522cm" svg:y1="0.52cm" svg:x2="6.524cm" svg:y2="0.52cm"><text:p/></draw:line></text:p>
      <text:p text:style-name="P44"><draw:line text:anchor-type="paragraph" draw:z-index="7" draw:style-name="gr2" draw:text-style-name="P50" svg:x1="4.276cm" svg:y1="0.898cm" svg:x2="5.664cm" svg:y2="0.898cm"><text:p/></draw:line><draw:line text:anchor-type="paragraph" draw:z-index="8" draw:style-name="gr1" draw:text-style-name="P50" svg:x1="5.664cm" svg:y1="0.898cm" svg:x2="5.63cm" svg:y2="2.572cm"><text:p/></draw:line><draw:frame text:anchor-type="paragraph" draw:z-index="9" draw:style-name="gr3" draw:text-style-name="P51" svg:width="0.366cm" svg:height="0.893cm" svg:x="1.529cm" svg:y="1.857cm"><draw:text-box><text:p>0</text:p></draw:text-box></draw:frame><draw:frame text:anchor-type="paragraph" draw:z-index="10" draw:style-name="gr4" draw:text-style-name="P51" svg:width="0.629cm" svg:height="0.763cm" svg:x="2.82cm" svg:y="2.055cm"><draw:text-box><text:p>1</text:p></draw:text-box></draw:frame><draw:frame text:anchor-type="paragraph" draw:z-index="12" draw:style-name="gr6" draw:text-style-name="P51" svg:width="0.465cm" svg:height="0.696cm" svg:x="5.895cm" svg:y="2.009cm"><draw:text-box><text:p>3</text:p></draw:text-box></draw:frame><draw:frame text:anchor-type="paragraph" draw:z-index="13" draw:style-name="gr7" draw:text-style-name="P51" svg:width="0.761cm" svg:height="1.292cm" svg:x="6.987cm" svg:y="1.956cm"><draw:text-box><text:p>4</text:p></draw:text-box></draw:frame><draw:frame text:anchor-type="paragraph" draw:z-index="11" draw:style-name="gr5" draw:text-style-name="P51" svg:width="0.299cm" svg:height="0.53cm" svg:x="4.606cm" svg:y="2.254cm"><draw:text-box><text:p>2</text:p></draw:text-box></draw:frame><draw:line text:anchor-type="paragraph" draw:z-index="4" draw:style-name="gr1" draw:text-style-name="P50" svg:x1="4.276cm" svg:y1="0.402cm" svg:x2="4.242cm" svg:y2="2.572cm"><text:p/></draw:line><draw:line text:anchor-type="paragraph" draw:z-index="5" draw:style-name="gr2" draw:text-style-name="P50" svg:x1="2.522cm" svg:y1="0.402cm" svg:x2="4.242cm" svg:y2="0.402cm"><text:p/></draw:line></text:p>
      <text:p text:style-name="P42"/>
      <text:p text:style-name="P42"/>
      <text:p text:style-name="P42"/>
      <text:p text:style-name="P40"><text:span text:style-name="T16"><text:tab/></text:span><text:span text:style-name="T18">Создаётся 4 процесса. Все процессы завершаются.</text:span></text:p>
      <text:p text:style-name="P39"><text:tab/>Выполняемый код:</text:p>
      <table:table table:name="ВыполняемыйКод" table:style-name="ВыполняемыйКод">
        <table:table-column table:style-name="ВыполняемыйКод.A"/>
        <table:table-column table:style-name="ВыполняемыйКод.B" table:number-columns-repeated="2"/>
        <table:table-column table:style-name="ВыполняемыйКод.D"/>
        <table:table-column table:style-name="ВыполняемыйКод.E"/>
        <table:table-row>
          <table:table-cell table:style-name="ВыполняемыйКод.A1" office:value-type="string">
            <text:p text:style-name="P25">Процесс 0</text:p>
          </table:table-cell>
          <table:table-cell table:style-name="ВыполняемыйКод.A1" office:value-type="string">
            <text:p text:style-name="P25">Процесс 1</text:p>
          </table:table-cell>
          <table:table-cell table:style-name="ВыполняемыйКод.A1" office:value-type="string">
            <text:p text:style-name="P25">Процесс 2</text:p>
          </table:table-cell>
          <table:table-cell table:style-name="ВыполняемыйКод.A1" office:value-type="string">
            <text:p text:style-name="P25">Процесс 3</text:p>
          </table:table-cell>
          <table:table-cell table:style-name="ВыполняемыйКод.E1" office:value-type="string">
            <text:p text:style-name="P25">Процесс 4</text:p>
          </table:table-cell>
        </table:table-row>
        <table:table-row>
          <table:table-cell table:style-name="ВыполняемыйКод.A2" office:value-type="string">
            <text:p text:style-name="P26">if(fork() ==0)</text:p>
            <text:p text:style-name="P27"/>
          </table:table-cell>
          <table:table-cell table:style-name="ВыполняемыйКод.A2" office:value-type="string">
            <text:p text:style-name="P28">if(fork() ==0) </text:p>
            <text:p text:style-name="P31"><text:span text:style-name="T8">for (int i=0 ; i&lt;2 ; i++) fork() ; </text:span>for (int i=0 ; i&lt;2 ; i++) fork() ; </text:p>
          </table:table-cell>
          <table:table-cell table:style-name="ВыполняемыйКод.A2" office:value-type="string">
            <text:p text:style-name="P31">for (int i=<text:span text:style-name="T22">1</text:span> ; i&lt;2 ; i++) fork(); </text:p>
          </table:table-cell>
          <table:table-cell table:style-name="ВыполняемыйКод.A2" office:value-type="string">
            <text:p text:style-name="P24">-</text:p>
          </table:table-cell>
          <table:table-cell table:style-name="ВыполняемыйКод.E2" office:value-type="string">
            <text:p text:style-name="P24">-</text:p>
          </table:table-cell>
        </table:table-row>
      </table:table>
      <text:p text:style-name="P32"/>
      <text:p text:style-name="P39"><text:tab/><text:span text:style-name="T20">Словесное описание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/>
        <table:table-row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5">Процесс 0</text:p>
          </table:table-cell>
          <table:table-cell table:style-name="Таблица1.A1" office:value-type="string">
            <text:p text:style-name="P25">Процесс 1</text:p>
          </table:table-cell>
          <table:table-cell table:style-name="Таблица1.A1" office:value-type="string">
            <text:p text:style-name="P25">Процесс 2</text:p>
          </table:table-cell>
          <table:table-cell table:style-name="Таблица1.A1" office:value-type="string">
            <text:p text:style-name="P25">Процесс 3</text:p>
          </table:table-cell>
          <table:table-cell table:style-name="Таблица1.F1" office:value-type="string">
            <text:p text:style-name="P25">Процесс 4</text:p>
          </table:table-cell>
        </table:table-row>
        <table:table-row>
          <table:table-cell table:style-name="Таблица1.A2" office:value-type="string">
            <text:p text:style-name="P29">порождает дочерний процесс </text:p>
          </table:table-cell>
          <table:table-cell table:style-name="Таблица1.A2" office:value-type="string">
            <text:p text:style-name="P29"><text:span text:style-name="T21">Да, 1</text:span> </text:p>
          </table:table-cell>
          <table:table-cell table:style-name="Таблица1.A2" office:value-type="string">
            <text:p text:style-name="P30">Да, 2 и 4</text:p>
          </table:table-cell>
          <table:table-cell table:style-name="Таблица1.A2" office:value-type="string">
            <text:p text:style-name="P30">Да, 3</text:p>
          </table:table-cell>
          <table:table-cell table:style-name="Таблица1.A2" office:value-type="string">
            <text:p text:style-name="P24">-</text:p>
          </table:table-cell>
          <table:table-cell table:style-name="Таблица1.F2" office:value-type="string">
            <text:p text:style-name="P24">-</text:p>
          </table:table-cell>
        </table:table-row>
        <table:table-row>
          <table:table-cell table:style-name="Таблица1.A2" office:value-type="string">
            <text:p text:style-name="P24">команда ветвления выполняется </text:p>
          </table:table-cell>
          <table:table-cell table:style-name="Таблица1.A2" office:value-type="string">
            <text:p text:style-name="P30">Нет</text:p>
          </table:table-cell>
          <table:table-cell table:style-name="Таблица1.A2" office:value-type="string">
            <text:p text:style-name="P30">Да</text:p>
          </table:table-cell>
          <table:table-cell table:style-name="Таблица1.F2" table:number-columns-spanned="3" office:value-type="string">
            <text:p text:style-name="P30">За границами команды ветвления</text:p>
          </table:table-cell>
          <table:covered-table-cell/>
          <table:covered-table-cell/>
        </table:table-row>
      </table:table>
      <text:p text:style-name="P33"><text:span text:style-name="T9"><text:tab/></text:span><text:span text:style-name="T11">Первый вызов fork() из условия команды ветвления создаст дочерний процесс (первая ветвь на рис</text:span><text:span text:style-name="T12">.</text:span><text:span text:style-name="T11">). </text:span><text:span text:style-name="T10">Зная особенность возвращаемого </text:span><text:span text:style-name="T12">fork()</text:span><text:span text:style-name="T10">-ом значения, получаем, что в родителе условие команды ветвления будет </text:span><text:span text:style-name="T12">ложным</text:span><text:span text:style-name="T10">, а в процессе-потомке </text:span><text:span text:style-name="T12">истинным</text:span><text:span text:style-name="T10">. Следовательно, </text:span><text:span text:style-name="T12">родитель не</text:span><text:span text:style-name="T10"> создает более других процессов, а <text:s/></text:span><text:span text:style-name="T12">потомок создаст ещё два потомка в цикле fo(2 и 4 ветвь на рис.</text:span><text:span text:style-name="T10">). Причем, первый из них (2-я ветвь на рисунке) также выполнит оставшуюся команду fork() и создаст собственного потомка </text:span><text:span text:style-name="T13">(3 ветвь на рис</text:span><text:span text:style-name="T10">.</text:span><text:span text:style-name="T13">).</text:span><text:span text:style-name="T10"> </text:span></text:p>
      <text:p text:style-name="P43"/>
      <text:h text:style-name="P47" text:outline-level="1">Код программы </text:h>
      <text:p text:style-name="P8">#include &lt;sys/types.h&gt;</text:p>
      <text:p text:style-name="P8">#include &lt;iostream&gt;</text:p>
      <text:p text:style-name="P8">#include &lt;cstdlib&gt;</text:p>
      <text:p text:style-name="P8">#include &lt;string&gt;</text:p>
      <text:p text:style-name="P8">#include &lt;unistd.h&gt;</text:p>
      <text:p text:style-name="P8">using namespace std;</text:p>
      <text:p text:style-name="P8">void textMenu(){</text:p>
      <text:p text:style-name="P8"><text:tab/>cout &lt;&lt; "\n===========================================\nМеню работы с программой:\n1.Выполнить введённую команду\n2.Запусть на исполнение скрипт(script)\n3.Отослать содержимое указанного файла\nуказанному пользователю";\n0.Выход\nВыбранный вариант: ";}</text:p>
      <text:p text:style-name="P8">void runEnterCommand(){</text:p>
      <text:p text:style-name="P8"><text:tab/>string command;</text:p>
      <text:p text:style-name="P8"><text:tab/>cout &lt;&lt; "\nВведите команду для исполнения: ";cin.get();</text:p>
      <text:p text:style-name="P8"><text:tab/>getline(cin,command);</text:p>
      <text:p text:style-name="P8"><text:tab/>cout &lt;&lt; "Результат работы комманды:\n";</text:p>
      <text:p text:style-name="P8"><text:tab/>system(command.c_str());}</text:p>
      <text:p text:style-name="P8">void runScript(){</text:p>
      <text:p text:style-name="P8"><text:tab/>string pathScript("./script");</text:p>
      <text:p text:style-name="P8"><text:tab/>cout &lt;&lt; "\nРезультат работы скрипта:\n";</text:p>
      <text:p text:style-name="P8"><text:tab/>system(pathScript.c_str());}</text:p>
      <text:p text:style-name="P8">void sendText(){</text:p>
      <text:p text:style-name="P8"><text:tab/>string command("cat ");</text:p>
      <text:p text:style-name="P8"><text:tab/>string fileName;</text:p>
      <text:p text:style-name="P8"><text:tab/>cout &lt;&lt; "\nВведите имя файла: ";</text:p>
      <text:p text:style-name="P8"><text:tab/>cin &gt;&gt; fileName;</text:p>
      <text:p text:style-name="P8"><text:tab/>command += fileName + " | write ";</text:p>
      <text:p text:style-name="P8"><text:tab/>string username;</text:p>
      <text:p text:style-name="P8"><text:tab/>cout &lt;&lt; "\nВведите имя пользователя: "; cin &gt;&gt; username;</text:p>
      <text:p text:style-name="P8"><text:tab/>command += username;</text:p>
      <text:p text:style-name="P8"><text:tab/>cout &lt;&lt; "Результат полученной комманды: ";</text:p>
      <text:p text:style-name="P8"><text:tab/>system(command.c_str());}</text:p>
      <text:p text:style-name="P8">int main(){</text:p>
      <text:p text:style-name="P8"><text:tab/>int choice = 0;</text:p>
      <text:p text:style-name="P8"><text:tab/>bool exit = false;</text:p>
      <text:p text:style-name="P8"><text:tab/>while(!exit){</text:p>
      <text:p text:style-name="P8"><text:tab/><text:tab/>textMenu();</text:p>
      <text:p text:style-name="P8"><text:tab/><text:tab/>cin &gt;&gt; choice;</text:p>
      <text:p text:style-name="P8"><text:tab/> <text:s text:c="3"/>cout&lt;&lt;"===========================================\n";</text:p>
      <text:p text:style-name="P8"><text:tab/>switch(choice){</text:p>
      <text:p text:style-name="P8"><text:tab/><text:tab/>case 1:runEnterCommand();break;</text:p>
      <text:p text:style-name="P8"><text:tab/><text:tab/>case 2:runScript();break;</text:p>
      <text:p text:style-name="P8"><text:tab/><text:tab/>case 3:sendText();break;</text:p>
      <text:p text:style-name="P8"><text:tab/><text:tab/>case 0:exit = true;break;</text:p>
      <text:p text:style-name="P8"><text:tab/><text:tab/>default:</text:p>
      <text:p text:style-name="P8"><text:tab/><text:tab/><text:tab/>cout &lt;&lt; "\nНеверный пункт меню";</text:p>
      <text:p text:style-name="P8"><text:tab/><text:tab/><text:tab/>break;}}<text:tab/></text:p>
      <text:p text:style-name="P8"><text:tab/>return 0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1" draw:display-name="Arrowhead 1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3-13T23:49:05.404000000</dc:date>
    <dc:creator>Семён Андреевич Муравьёв</dc:creator>
    <meta:editing-duration>P1DT8H57M41S</meta:editing-duration>
    <meta:editing-cycles>35</meta:editing-cycles>
    <meta:generator>LibreOffice/5.0.1.2$Windows_x86 LibreOffice_project/81898c9f5c0d43f3473ba111d7b351050be20261</meta:generator>
    <meta:document-statistic meta:table-count="2" meta:image-count="0" meta:object-count="0" meta:page-count="4" meta:paragraph-count="108" meta:word-count="472" meta:character-count="3826" meta:non-whitespace-character-count="3176"/>
  </office:meta>
</office:document-meta>
</file>